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0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d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intone</text:p>
          </table:table-cell>
        </table:table-row>
        <table:table-row table:style-name="ro1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bony</text:p>
          </table:table-cell>
        </table:table-row>
        <table:table-row table:style-name="ro1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prominence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sleek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disdain</text:p>
          </table:table-cell>
        </table:table-row>
        <table:table-row table:style-name="ro1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monetary</text:p>
          </table:table-cell>
        </table:table-row>
        <table:table-row table:style-name="ro1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cringe</text:p>
          </table:table-cell>
        </table:table-row>
        <table:table-row table:style-name="ro1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billow</text:p>
          </table:table-cell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meek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citadel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perched</text:p>
          </table:table-cell>
        </table:table-row>
        <table:table-row table:style-name="ro1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lush</text:p>
          </table:table-cell>
        </table:table-row>
        <table:table-row table:style-name="ro1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tapestry</text:p>
          </table:table-cell>
        </table:table-row>
        <table:table-row table:style-name="ro1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unnerved</text:p>
          </table:table-cell>
        </table:table-row>
        <table:table-row table:style-name="ro1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Rendered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nerveless</text:p>
          </table:table-cell>
        </table:table-row>
        <table:table-row table:style-name="ro1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unnerve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avert</text:p>
          </table:table-cell>
        </table:table-row>
        <table:table-row table:style-name="ro1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chasm</text:p>
          </table:table-cell>
        </table:table-row>
        <table:table-row table:style-name="ro1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proclaimed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hodgepodge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peered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sardonic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hubris</text:p>
          </table:table-cell>
        </table:table-row>
        <table:table-row table:style-name="ro1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gratification</text:p>
          </table:table-cell>
        </table:table-row>
        <table:table-row table:style-name="ro1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imminent</text:p>
          </table:table-cell>
        </table:table-row>
        <table:table-row table:style-name="ro1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demise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vitae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atheist</text:p>
          </table:table-cell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agnostic</text:p>
          </table:table-cell>
        </table:table-row>
        <table:table-row table:style-name="ro1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edifice</text:p>
          </table:table-cell>
        </table:table-row>
        <table:table-row table:style-name="ro1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fragrance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frankincense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</table:table-row>
        <table:table-row table:style-name="ro1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ducked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burgeon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buds</text:p>
          </table:table-cell>
        </table:table-row>
        <table:table-row table:style-name="ro1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bud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leather-bound</text:p>
          </table:table-cell>
        </table:table-row>
        <table:table-row table:style-name="ro1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burgeoned</text:p>
          </table:table-cell>
        </table:table-row>
        <table:table-row table:style-name="ro1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tomes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freestanding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jut</text:p>
          </table:table-cell>
        </table:table-row>
        <table:table-row table:style-name="ro1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ornately</text:p>
          </table:table-cell>
        </table:table-row>
        <table:table-row table:style-name="ro1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sequestered</text:p>
          </table:table-cell>
        </table:table-row>
        <table:table-row table:style-name="ro1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timeworn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balustraded</text:p>
          </table:table-cell>
        </table:table-row>
        <table:table-row table:style-name="ro1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matted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fedora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prominent</text:p>
          </table:table-cell>
        </table:table-row>
        <table:table-row table:style-name="ro1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</table:table-row>
        <table:table-row table:style-name="ro1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dab</text:p>
          </table:table-cell>
        </table:table-row>
        <table:table-row table:style-name="ro1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rever</text:p>
          </table:table-cell>
        </table:table-row>
        <table:table-row table:style-name="ro1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revered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broadly</text:p>
          </table:table-cell>
        </table:table-row>
        <table:table-row table:style-name="ro1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jovial</text:p>
          </table:table-cell>
        </table:table-row>
        <table:table-row table:style-name="ro1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unassuming</text:p>
          </table:table-cell>
        </table:table-row>
        <table:table-row table:style-name="ro1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thawb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gracious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regarded</text:p>
          </table:table-cell>
        </table:table-row>
        <table:table-row table:style-name="ro1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regard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prophet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puzzled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expectantly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tribunal</text:p>
          </table:table-cell>
        </table:table-row>
        <table:table-row table:style-name="ro1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inquisition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bemused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imidated</text:p>
          </table:table-cell>
        </table:table-row>
        <table:table-row table:style-name="ro1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trinity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sunlit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patchwork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rugged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/>
          <table:table-cell office:value-type="string" calcext:value-type="string">
            <text:p>pastoral</text:p>
          </table:table-cell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/>
          <table:table-cell office:value-type="string" calcext:value-type="string">
            <text:p>menacing</text:p>
          </table:table-cell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/>
          <table:table-cell office:value-type="string" calcext:value-type="string">
            <text:p>conveyed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ow of silence</text:p>
          </table:table-cell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/>
          <table:table-cell office:value-type="string" calcext:value-type="string">
            <text:p>tacit</text:p>
          </table:table-cell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/>
          <table:table-cell office:value-type="string" calcext:value-type="string">
            <text:p>acquiescence</text:p>
          </table:table-cell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/>
          <table:table-cell office:value-type="string" calcext:value-type="string">
            <text:p>redundant</text:p>
          </table:table-cell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propped</text:p>
          </table:table-cell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/>
          <table:table-cell office:value-type="string" calcext:value-type="string">
            <text:p>sacred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/>
          <table:table-cell office:value-type="string" calcext:value-type="string">
            <text:p>intriguing</text:p>
          </table:table-cell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/>
          <table:table-cell office:value-type="string" calcext:value-type="string">
            <text:p>meticulously</text:p>
          </table:table-cell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/>
          <table:table-cell office:value-type="string" calcext:value-type="string">
            <text:p>choreographed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/>
          <table:table-cell office:value-type="string" calcext:value-type="string">
            <text:p>inde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7-12-31T23:02:05.243248555</dc:date>
    <meta:editing-duration>PT8M27S</meta:editing-duration>
    <meta:editing-cycles>1</meta:editing-cycles>
    <meta:document-statistic meta:table-count="1" meta:cell-count="360" meta:object-count="0"/>
    <meta:generator>LibreOffice/5.1.6.2$Linux_X86_64 LibreOffice_project/10m0$Build-2</meta:generator>
  </office:meta>
</office:document-meta>
</file>